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tserrat-Bold" svg:font-family="Montserrat-Bold" style:font-family-generic="roman" style:font-pitch="variable"/>
    <style:font-face style:name="Montserrat-Regular" svg:font-family="Montserrat-Regular" style:font-family-generic="roman"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fo:color="#000000" loext:opacity="100%" style:font-name="Montserrat-Bold" fo:font-size="17pt" fo:font-weight="bold" style:font-size-asian="17pt" style:font-weight-asian="bold"/>
    </style:style>
    <style:style style:name="P2" style:family="paragraph" style:parent-style-name="Text_20_body">
      <style:paragraph-properties fo:text-align="start" style:justify-single-word="false"/>
      <style:text-properties fo:color="#271a38" loext:opacity="100%" style:font-name="Montserrat-Regular" fo:font-size="11pt" officeooo:paragraph-rsid="00121031" style:font-size-asian="11pt"/>
    </style:style>
    <style:style style:name="P3" style:family="paragraph" style:parent-style-name="Text_20_body">
      <style:paragraph-properties fo:text-align="start" style:justify-single-word="false"/>
      <style:text-properties fo:color="#271a38" loext:opacity="100%" style:font-name="Montserrat-Regular" fo:font-size="15pt" fo:font-style="italic" fo:font-weight="bold" officeooo:paragraph-rsid="00121031" style:font-size-asian="15pt" style:font-style-asian="italic" style:font-weight-asian="bold" style:font-size-complex="15pt" style:font-style-complex="italic" style:font-weight-complex="bold"/>
    </style:style>
    <style:style style:name="P4" style:family="paragraph" style:parent-style-name="Standard">
      <style:paragraph-properties fo:text-align="start" style:justify-single-word="false"/>
      <style:text-properties fo:color="#271a38" loext:opacity="100%" style:font-name="Montserrat-Regular" fo:font-size="11pt" style:font-size-asian="11pt"/>
    </style:style>
    <style:style style:name="P5" style:family="paragraph" style:parent-style-name="Text_20_body">
      <style:paragraph-properties fo:text-align="start" style:justify-single-word="false"/>
      <style:text-properties fo:color="#271a38" loext:opacity="100%" style:font-name="Montserrat-Regular" fo:font-size="11pt" fo:font-weight="bold" officeooo:paragraph-rsid="00121031" style:font-size-asian="11pt"/>
    </style:style>
    <style:style style:name="P6" style:family="paragraph" style:parent-style-name="Text_20_body" style:list-style-name="L1">
      <style:paragraph-properties fo:text-align="start" style:justify-single-word="false"/>
      <style:text-properties fo:color="#271a38" loext:opacity="100%" style:font-name="Montserrat-Regular" fo:font-size="11pt" officeooo:paragraph-rsid="00121031" style:font-size-asian="11pt"/>
    </style:style>
    <style:style style:name="P7" style:family="paragraph" style:parent-style-name="Standard">
      <style:paragraph-properties fo:text-align="start" style:justify-single-word="false"/>
      <style:text-properties fo:color="#271a38" loext:opacity="100%" style:font-name="Montserrat-Regular" fo:font-size="15pt" fo:font-style="italic" fo:font-weight="bold" style:font-size-asian="15pt" style:font-style-asian="italic" style:font-weight-asian="bold" style:font-size-complex="15pt" style:font-style-complex="italic" style:font-weight-complex="bold"/>
    </style:style>
    <style:style style:name="P8" style:family="paragraph" style:parent-style-name="Standard">
      <style:paragraph-properties fo:text-align="start" style:justify-single-word="false"/>
      <style:text-properties fo:color="#271a38" loext:opacity="100%" style:font-name="Montserrat-Regular" fo:font-size="11pt" fo:font-weight="bold" officeooo:rsid="00125ad8" officeooo:paragraph-rsid="00125ad8" style:font-size-asian="11pt"/>
    </style:style>
    <style:style style:name="P9" style:family="paragraph" style:parent-style-name="Standard">
      <style:paragraph-properties fo:text-align="start" style:justify-single-word="false"/>
      <style:text-properties fo:color="#271a38" loext:opacity="100%" style:font-name="Montserrat-Regular" fo:font-size="11pt" fo:font-weight="bold" officeooo:rsid="00125ad8" officeooo:paragraph-rsid="00125ad8" style:font-size-asian="11pt" style:font-weight-asian="bold" style:font-weight-complex="bold"/>
    </style:style>
    <style:style style:name="P10" style:family="paragraph" style:parent-style-name="Text_20_body" style:list-style-name="L1">
      <style:paragraph-properties fo:text-align="start" style:justify-single-word="false"/>
      <style:text-properties fo:color="#271a38" loext:opacity="100%" style:font-name="Montserrat-Regular" fo:font-size="11pt" officeooo:rsid="00125ad8" officeooo:paragraph-rsid="00125ad8" style:font-size-asian="11pt"/>
    </style:style>
    <style:style style:name="P11" style:family="paragraph" style:parent-style-name="Text_20_body" style:list-style-name="L1">
      <style:paragraph-properties fo:text-align="start" style:justify-single-word="false"/>
      <style:text-properties fo:color="#271a38" loext:opacity="100%" style:font-name="Montserrat-Regular" fo:font-size="11pt" officeooo:rsid="0012bdf7" officeooo:paragraph-rsid="0012bdf7" style:font-size-asian="11pt"/>
    </style:style>
    <style:style style:name="P12" style:family="paragraph" style:parent-style-name="Text_20_body" style:list-style-name="L1">
      <style:paragraph-properties fo:text-align="start" style:justify-single-word="false"/>
      <style:text-properties fo:color="#271a38" loext:opacity="100%" style:font-name="Montserrat-Regular" fo:font-size="11pt" officeooo:rsid="00139d59" officeooo:paragraph-rsid="00139d59" style:font-size-asian="11pt"/>
    </style:style>
    <style:style style:name="P13" style:family="paragraph" style:parent-style-name="Text_20_body" style:list-style-name="L1">
      <style:paragraph-properties fo:text-align="start" style:justify-single-word="false"/>
      <style:text-properties fo:color="#271a38" loext:opacity="100%" style:font-name="Montserrat-Regular" fo:font-size="11pt" officeooo:rsid="00163139" officeooo:paragraph-rsid="00163139" style:font-size-asian="11pt"/>
    </style:style>
    <style:style style:name="P14" style:family="paragraph" style:parent-style-name="Standard">
      <style:paragraph-properties fo:text-align="start" style:justify-single-word="false"/>
      <style:text-properties fo:color="#271a38" loext:opacity="100%" style:font-name="Montserrat-Regular" fo:font-size="11pt" fo:font-weight="bold" officeooo:paragraph-rsid="00125ad8" style:font-size-asian="11pt"/>
    </style:style>
    <style:style style:name="P15" style:family="paragraph" style:parent-style-name="Standard">
      <style:paragraph-properties fo:text-align="start" style:justify-single-word="false"/>
      <style:text-properties fo:color="#271a38" loext:opacity="100%" style:font-name="Montserrat-Regular" fo:font-size="11pt" fo:font-weight="bold" officeooo:rsid="00125ad8" officeooo:paragraph-rsid="0014c263" style:font-size-asian="11pt"/>
    </style:style>
    <style:style style:name="P16" style:family="paragraph" style:parent-style-name="Standard">
      <style:paragraph-properties fo:text-align="start" style:justify-single-word="false"/>
      <style:text-properties fo:color="#271a38" loext:opacity="100%" style:font-name="Montserrat-Regular" fo:font-size="11pt" fo:font-weight="normal" officeooo:rsid="00125ad8" officeooo:paragraph-rsid="0014c263" style:font-size-asian="11pt" style:font-weight-asian="normal" style:font-weight-complex="normal"/>
    </style:style>
    <style:style style:name="P17" style:family="paragraph" style:parent-style-name="Standard">
      <style:paragraph-properties fo:text-align="start" style:justify-single-word="false"/>
      <style:text-properties fo:color="#271a38" loext:opacity="100%" style:font-name="Montserrat-Regular" fo:font-size="11pt" fo:font-weight="bold" officeooo:rsid="00125ad8" officeooo:paragraph-rsid="002a5681" style:font-size-asian="11pt" style:font-weight-asian="bold" style:font-weight-complex="bold"/>
    </style:style>
    <style:style style:name="P18" style:family="paragraph" style:parent-style-name="Standard">
      <style:paragraph-properties fo:text-align="start" style:justify-single-word="false"/>
      <style:text-properties fo:color="#271a38" loext:opacity="100%" style:font-name="Montserrat-Regular" fo:font-size="11pt" fo:font-weight="bold" officeooo:rsid="00125ad8" officeooo:paragraph-rsid="001643ea" style:font-size-asian="11pt" style:font-weight-asian="bold" style:font-weight-complex="bold"/>
    </style:style>
    <style:style style:name="P19" style:family="paragraph" style:parent-style-name="Text_20_body" style:list-style-name="L1">
      <style:paragraph-properties fo:text-align="start" style:justify-single-word="false"/>
      <style:text-properties fo:color="#271a38" loext:opacity="100%" style:font-name="Montserrat-Regular" fo:font-size="11pt" officeooo:rsid="001643ea" officeooo:paragraph-rsid="001643ea" style:font-size-asian="11pt"/>
    </style:style>
    <style:style style:name="P20" style:family="paragraph" style:parent-style-name="Text_20_body" style:list-style-name="L1">
      <style:paragraph-properties fo:text-align="start" style:justify-single-word="false"/>
      <style:text-properties fo:color="#271a38" loext:opacity="100%" style:font-name="Montserrat-Regular" fo:font-size="11pt" officeooo:rsid="001643ea" officeooo:paragraph-rsid="0017f000" style:font-size-asian="11pt"/>
    </style:style>
    <style:style style:name="P21" style:family="paragraph" style:parent-style-name="Text_20_body" style:list-style-name="L1">
      <style:paragraph-properties fo:text-align="start" style:justify-single-word="false"/>
      <style:text-properties fo:color="#271a38" loext:opacity="100%" style:font-name="Montserrat-Regular" fo:font-size="11pt" officeooo:rsid="001abd32" officeooo:paragraph-rsid="001abd32" style:font-size-asian="11pt"/>
    </style:style>
    <style:style style:name="P22" style:family="paragraph" style:parent-style-name="Text_20_body" style:list-style-name="L1">
      <style:paragraph-properties fo:text-align="start" style:justify-single-word="false"/>
      <style:text-properties fo:color="#271a38" loext:opacity="100%" style:font-name="Montserrat-Regular" fo:font-size="11pt" officeooo:rsid="001aca4e" officeooo:paragraph-rsid="001aca4e" style:font-size-asian="11pt"/>
    </style:style>
    <style:style style:name="P23" style:family="paragraph" style:parent-style-name="Standard">
      <style:paragraph-properties fo:text-align="start" style:justify-single-word="false"/>
      <style:text-properties fo:color="#271a38" loext:opacity="100%" style:font-name="Montserrat-Regular" fo:font-size="11pt" fo:font-weight="bold" officeooo:rsid="00125ad8" officeooo:paragraph-rsid="00139d59" style:font-size-asian="11pt"/>
    </style:style>
    <style:style style:name="P24" style:family="paragraph" style:parent-style-name="Standard">
      <style:paragraph-properties fo:text-align="start" style:justify-single-word="false"/>
      <style:text-properties fo:color="#271a38" loext:opacity="100%" style:font-name="Montserrat-Regular" fo:font-size="11pt" fo:font-weight="bold" officeooo:rsid="00125ad8" officeooo:paragraph-rsid="001bc451" style:font-size-asian="11pt"/>
    </style:style>
    <style:style style:name="P25" style:family="paragraph" style:parent-style-name="Standard">
      <style:paragraph-properties fo:text-align="start" style:justify-single-word="false"/>
      <style:text-properties fo:color="#271a38" loext:opacity="100%" style:font-name="Montserrat-Regular" fo:font-size="11pt" fo:font-weight="normal" officeooo:rsid="00125ad8" officeooo:paragraph-rsid="001bc451" style:font-size-asian="11pt" style:font-weight-asian="normal" style:font-weight-complex="normal"/>
    </style:style>
    <style:style style:name="P26" style:family="paragraph" style:parent-style-name="Standard">
      <style:paragraph-properties fo:text-align="start" style:justify-single-word="false"/>
      <style:text-properties fo:color="#271a38" loext:opacity="100%" style:font-name="Montserrat-Regular" fo:font-size="11pt" fo:font-weight="bold" officeooo:rsid="00125ad8" officeooo:paragraph-rsid="001bc451" style:font-size-asian="11pt" style:font-weight-asian="bold" style:font-weight-complex="bold"/>
    </style:style>
    <style:style style:name="P27" style:family="paragraph" style:parent-style-name="Text_20_body" style:list-style-name="L1">
      <style:paragraph-properties fo:text-align="start" style:justify-single-word="false"/>
      <style:text-properties fo:color="#271a38" loext:opacity="100%" style:font-name="Montserrat-Regular" fo:font-size="11pt" officeooo:rsid="001bc451" officeooo:paragraph-rsid="001bc451" style:font-size-asian="11pt"/>
    </style:style>
    <style:style style:name="P28" style:family="paragraph" style:parent-style-name="Text_20_body" style:list-style-name="L1">
      <style:paragraph-properties fo:text-align="start" style:justify-single-word="false"/>
      <style:text-properties fo:color="#271a38" loext:opacity="100%" style:font-name="Montserrat-Regular" fo:font-size="11pt" officeooo:rsid="001c8811" officeooo:paragraph-rsid="001c8811" style:font-size-asian="11pt"/>
    </style:style>
    <style:style style:name="P29" style:family="paragraph" style:parent-style-name="Text_20_body">
      <style:paragraph-properties fo:text-align="start" style:justify-single-word="false"/>
      <style:text-properties fo:color="#271a38" loext:opacity="100%" style:font-name="Montserrat-Regular" fo:font-size="11pt" fo:font-style="normal" style:text-underline-style="none" officeooo:rsid="001d242d" officeooo:paragraph-rsid="001c8811" style:font-size-asian="11pt" style:font-style-asian="normal" style:font-style-complex="normal"/>
    </style:style>
    <style:style style:name="P30" style:family="paragraph" style:parent-style-name="Standard">
      <style:paragraph-properties fo:text-align="start" style:justify-single-word="false"/>
      <style:text-properties fo:color="#271a38" loext:opacity="100%" style:font-name="Montserrat-Regular" fo:font-size="15pt" fo:font-style="italic" fo:font-weight="bold" officeooo:paragraph-rsid="001d242d" style:font-size-asian="15pt" style:font-style-asian="italic" style:font-weight-asian="bold" style:font-size-complex="15pt" style:font-style-complex="italic" style:font-weight-complex="bold"/>
    </style:style>
    <style:style style:name="P31" style:family="paragraph" style:parent-style-name="Standard">
      <style:paragraph-properties fo:text-align="start" style:justify-single-word="false"/>
      <style:text-properties fo:color="#271a38" loext:opacity="100%" style:font-name="Montserrat-Regular" fo:font-size="11pt" fo:font-style="normal" style:text-underline-style="none" fo:font-weight="bold" officeooo:rsid="001c8811" officeooo:paragraph-rsid="001d242d" style:font-size-asian="11pt" style:font-style-asian="normal" style:font-style-complex="normal"/>
    </style:style>
    <style:style style:name="P32" style:family="paragraph" style:parent-style-name="Text_20_body" style:list-style-name="L2">
      <style:paragraph-properties fo:text-align="start" style:justify-single-word="false"/>
      <style:text-properties officeooo:paragraph-rsid="001d242d"/>
    </style:style>
    <style:style style:name="P33" style:family="paragraph" style:parent-style-name="Text_20_body" style:list-style-name="L2">
      <style:paragraph-properties fo:text-align="start" style:justify-single-word="false"/>
      <style:text-properties fo:color="#271a38" loext:opacity="100%" style:font-name="Montserrat-Regular" fo:font-size="11pt" fo:font-style="normal" style:text-underline-style="none" fo:font-weight="bold" officeooo:rsid="001d242d" officeooo:paragraph-rsid="001d242d" style:font-size-asian="11pt" style:font-style-asian="normal" style:font-weight-asian="bold" style:font-style-complex="normal" style:font-weight-complex="bold"/>
    </style:style>
    <style:style style:name="P34" style:family="paragraph" style:parent-style-name="Text_20_body" style:list-style-name="L2">
      <style:text-properties fo:color="#271a38" loext:opacity="100%" style:font-name="Montserrat-Regular" fo:font-size="11pt" officeooo:rsid="001c8811" style:font-size-asian="11pt"/>
    </style:style>
    <style:style style:name="P35" style:family="paragraph" style:parent-style-name="Text_20_body" style:list-style-name="L2">
      <style:text-properties fo:color="#271a38" loext:opacity="100%" style:font-name="Montserrat-Regular" fo:font-size="11pt" fo:font-weight="bold" officeooo:rsid="001df778" officeooo:paragraph-rsid="001df778" style:font-size-asian="11pt" style:font-weight-asian="bold" style:font-weight-complex="bold"/>
    </style:style>
    <style:style style:name="P36" style:family="paragraph" style:parent-style-name="Text_20_body" style:list-style-name="L2">
      <style:text-properties fo:color="#271a38" loext:opacity="100%" style:font-name="Montserrat-Regular" fo:font-size="11pt" officeooo:rsid="001d242d" officeooo:paragraph-rsid="001d242d" style:font-size-asian="11pt"/>
    </style:style>
    <style:style style:name="P37" style:family="paragraph" style:parent-style-name="Text_20_body">
      <style:paragraph-properties fo:text-align="start" style:justify-single-word="false"/>
      <style:text-properties fo:color="#271a38" loext:opacity="100%" style:font-name="Montserrat-Regular" fo:font-size="11pt" fo:font-style="normal" style:text-underline-style="none" officeooo:rsid="001c8811" officeooo:paragraph-rsid="001d242d" style:font-size-asian="11pt" style:font-style-asian="normal" style:font-style-complex="normal"/>
    </style:style>
    <style:style style:name="T1" style:family="text">
      <style:text-properties fo:color="#000000" loext:opacity="100%" style:font-name="Montserrat-Bold" fo:font-size="17pt" fo:font-weight="bold" style:font-size-asian="17pt" style:font-weight-asian="bold"/>
    </style:style>
    <style:style style:name="T2" style:family="text">
      <style:text-properties fo:color="#000000" loext:opacity="100%" style:font-name="Montserrat-Regular" fo:font-size="11pt" style:font-size-asian="11pt"/>
    </style:style>
    <style:style style:name="T3" style:family="text">
      <style:text-properties fo:font-weight="bold"/>
    </style:style>
    <style:style style:name="T4" style:family="text">
      <style:text-properties fo:font-weight="bold" officeooo:rsid="00121031"/>
    </style:style>
    <style:style style:name="T5" style:family="text">
      <style:text-properties officeooo:rsid="00263034"/>
    </style:style>
    <style:style style:name="T6" style:family="text">
      <style:text-properties officeooo:rsid="00121031"/>
    </style:style>
    <style:style style:name="T7" style:family="text">
      <style:text-properties fo:color="#000000" loext:opacity="100%" style:font-name="Montserrat-Regular" fo:font-size="11pt" fo:font-weight="normal" style:font-size-asian="11pt" style:font-weight-asian="normal" style:font-weight-complex="normal"/>
    </style:style>
    <style:style style:name="T8" style:family="text">
      <style:text-properties fo:font-weight="normal" officeooo:rsid="00163f4a" style:font-weight-asian="normal" style:font-weight-complex="normal"/>
    </style:style>
    <style:style style:name="T9" style:family="text">
      <style:text-properties officeooo:rsid="002a5681"/>
    </style:style>
    <style:style style:name="T10" style:family="text">
      <style:text-properties officeooo:rsid="0012bdf7"/>
    </style:style>
    <style:style style:name="T11" style:family="text">
      <style:text-properties officeooo:rsid="00139d59"/>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normal" style:font-weight-asian="normal" style:font-weight-complex="normal"/>
    </style:style>
    <style:style style:name="T14" style:family="text">
      <style:text-properties style:text-underline-style="solid" style:text-underline-width="auto" style:text-underline-color="font-color" officeooo:rsid="00139d59"/>
    </style:style>
    <style:style style:name="T15" style:family="text">
      <style:text-properties fo:font-style="normal" style:text-underline-style="solid" style:text-underline-width="auto" style:text-underline-color="font-color" style:font-style-asian="normal" style:font-style-complex="normal"/>
    </style:style>
    <style:style style:name="T16" style:family="text">
      <style:text-properties officeooo:rsid="0014c263"/>
    </style:style>
    <style:style style:name="T17" style:family="text">
      <style:text-properties fo:font-weight="normal" officeooo:rsid="001643ea" style:font-weight-asian="normal" style:font-weight-complex="normal"/>
    </style:style>
    <style:style style:name="T18" style:family="text">
      <style:text-properties fo:color="#000000" loext:opacity="100%" style:font-name="Montserrat-Regular" fo:font-size="11pt" fo:font-style="italic" style:text-underline-style="none" style:font-size-asian="11pt" style:font-style-asian="italic" style:font-style-complex="italic"/>
    </style:style>
    <style:style style:name="T19" style:family="text">
      <style:text-properties officeooo:rsid="0017f000"/>
    </style:style>
    <style:style style:name="T20" style:family="text">
      <style:text-properties style:text-underline-style="solid" style:text-underline-width="auto" style:text-underline-color="font-color" officeooo:rsid="00163139"/>
    </style:style>
    <style:style style:name="T21" style:family="text">
      <style:text-properties style:text-underline-style="none" officeooo:rsid="00163139"/>
    </style:style>
    <style:style style:name="T22" style:family="text">
      <style:text-properties style:text-underline-style="none" officeooo:rsid="0017f000"/>
    </style:style>
    <style:style style:name="T23" style:family="text">
      <style:text-properties style:text-underline-style="solid" style:text-underline-width="auto" style:text-underline-color="font-color" officeooo:rsid="0017f000"/>
    </style:style>
    <style:style style:name="T24" style:family="text">
      <style:text-properties style:text-underline-style="none" officeooo:rsid="00194163"/>
    </style:style>
    <style:style style:name="T25" style:family="text">
      <style:text-properties style:text-underline-style="none" officeooo:rsid="00195e28"/>
    </style:style>
    <style:style style:name="T26" style:family="text">
      <style:text-properties officeooo:rsid="001aca4e"/>
    </style:style>
    <style:style style:name="T27" style:family="text">
      <style:text-properties fo:font-style="normal" style:text-underline-style="solid" style:text-underline-width="auto" style:text-underline-color="font-color" officeooo:rsid="001aca4e" style:font-style-asian="normal" style:font-style-complex="normal"/>
    </style:style>
    <style:style style:name="T28" style:family="text">
      <style:text-properties officeooo:rsid="001bc451"/>
    </style:style>
    <style:style style:name="T29" style:family="text">
      <style:text-properties fo:font-weight="normal" officeooo:rsid="001bc451" style:font-weight-asian="normal" style:font-weight-complex="normal"/>
    </style:style>
    <style:style style:name="T30" style:family="text">
      <style:text-properties style:text-underline-style="none"/>
    </style:style>
    <style:style style:name="T31" style:family="text">
      <style:text-properties fo:font-style="normal" style:text-underline-style="none" style:font-style-asian="normal" style:font-style-complex="normal"/>
    </style:style>
    <style:style style:name="T32" style:family="text">
      <style:text-properties officeooo:rsid="0024e6f3"/>
    </style:style>
    <style:style style:name="T33" style:family="text">
      <style:text-properties fo:color="#271a38" loext:opacity="100%" style:font-name="Montserrat-Regular" fo:font-size="11pt" fo:font-style="normal" style:text-underline-style="none" fo:font-weight="bold" officeooo:rsid="001c8811" style:font-size-asian="11pt" style:font-style-asian="normal" style:font-style-complex="normal"/>
    </style:style>
    <style:style style:name="T34" style:family="text">
      <style:text-properties fo:color="#271a38" loext:opacity="100%" style:font-name="Montserrat-Regular" fo:font-size="11pt" fo:font-style="normal" style:text-underline-style="none" officeooo:rsid="001c8811" style:font-size-asian="11pt" style:font-style-asian="normal" style:font-style-complex="normal"/>
    </style:style>
    <style:style style:name="T35" style:family="text">
      <style:text-properties officeooo:rsid="001d242d"/>
    </style:style>
    <style:style style:name="T36" style:family="text">
      <style:text-properties fo:font-weight="normal" officeooo:rsid="002600fd" style:font-weight-asian="normal" style:font-weight-complex="normal"/>
    </style:style>
    <style:style style:name="T37" style:family="text">
      <style:text-properties fo:font-weight="bold"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Cahier des charges fonctionnel : Projet Portfolio Réflexif </text:p>
      <text:p text:style-name="P1" loext:marker-style-name="T1"/>
      <text:p text:style-name="P1" loext:marker-style-name="T1"/>
      <text:p text:style-name="P2" loext:marker-style-name="T2"><text:span text:style-name="T3">Porteu</text:span><text:span text:style-name="T4">se</text:span><text:span text:style-name="T3"> du projet :</text:span> <text:span text:style-name="T5">Morgana SILHOL</text:span>, candidat<text:span text:style-name="T6">e</text:span> Chef de projet Data.</text:p>
      <text:p text:style-name="P2" loext:marker-style-name="T2"><text:span text:style-name="T3">Contexte :</text:span> Réalisation d'un support visuel et technique démontrant la capacité à répondre aux enjeux Big Data et de maintenance d'Aéroworld.</text:p>
      <text:p text:style-name="P2" loext:marker-style-name="T2"/>
      <text:p text:style-name="P3" loext:marker-style-name="T2">Objectifs et Cibles </text:p>
      <text:p text:style-name="P4" loext:marker-style-name="T2"><text:span text:style-name="T3">Objectif principal :</text:span> Démontrer une posture de consultant capable de transformer des données massives en informations stratégiques sécurisées. </text:p>
      <text:p text:style-name="P4" loext:marker-style-name="T2"/>
      <text:p text:style-name="P5" loext:marker-style-name="T2">Objectifs secondaires : </text:p>
      <text:list text:style-name="L1">
        <text:list-item>
          <text:p text:style-name="P6" loext:marker-style-name="T2">Prouver la maîtrise technique sur toute la chaîne de valeur (Engineering, <text:span text:style-name="T6">Analyse, Visualisation).</text:span></text:p>
        </text:list-item>
        <text:list-item>
          <text:p text:style-name="P6" loext:marker-style-name="T2">Valider la capacité de pédagogie auprès des utilisateurs.</text:p>
        </text:list-item>
      </text:list>
      <text:p text:style-name="P4" loext:marker-style-name="T2"><text:span text:style-name="T3">Cible :</text:span> Suzanne, la responsable commerciale qui recherche un profil Data Analyst pour son client dans l’aéronautique. </text:p>
      <text:p text:style-name="P4" loext:marker-style-name="T2"/>
      <text:p text:style-name="P4" loext:marker-style-name="T2"/>
      <text:p text:style-name="P7" loext:marker-style-name="T2">Contenu et Livrables du Portfolio</text:p>
      <text:p text:style-name="P7" loext:marker-style-name="T2"/>
      <text:p text:style-name="P8" loext:marker-style-name="T2">Pilier A : Engineering</text:p>
      <text:p text:style-name="P8" loext:marker-style-name="T2"/>
      <text:p text:style-name="P8" loext:marker-style-name="T7">Besoin client : <text:span text:style-name="T8">Exploiter toutes les données disponibles provenant de diverses sources afin d’optimiser la conception des avions. Ces données doivent être fiables pour permette une analyse efficace.</text:span></text:p>
      <text:p text:style-name="P8" loext:marker-style-name="T2"/>
      <text:p text:style-name="P9" loext:marker-style-name="T7">Compétences <text:span text:style-name="T9">répondant aux besoins et expériences liées </text:span>:</text:p>
      <text:p text:style-name="P9" loext:marker-style-name="T7"/>
      <text:list text:continue-numbering="true" text:style-name="L1">
        <text:list-item>
          <text:p text:style-name="P10" loext:marker-style-name="T2"><text:span text:style-name="T10">Collecter</text:span> <text:span text:style-name="T11">et fusionner des données </text:span>provenant de sources diverses (<text:span text:style-name="T12">Projet : </text:span><text:span text:style-name="T13">Etude de marché</text:span> sur l’<text:span text:style-name="T10">exportation du poulet, collecte de variables provenant de trois sources différentes sur plus de 200 pays)</text:span>.</text:p>
        </text:list-item>
        <text:list-item>
          <text:p text:style-name="P11" loext:marker-style-name="T2">Concevoir une base de données robuste et évolutif, avec un data lake servant d’espace de stockage de données brutes provenant de diverses sources, et le data warehouse intégrant ces données dans un schéma relationnel normalisé <text:span text:style-name="T11">(</text:span><text:span text:style-name="T14">Projet DataImmo </text:span><text:span text:style-name="T11">: Création d’une base de données avec data lake pour validation des données brutes et data warehouse accessible aux requêtes pour analyser les tendances du marché).</text:span></text:p>
        </text:list-item>
        <text:list-item>
          <text:p text:style-name="P12" loext:marker-style-name="T2">Nettoyer les données pour garantir leur fiabilité pour les analyses (<text:span text:style-name="T15">Projet Bottleneck</text:span> : nettoyage des erreurs et features engineering pour optimiser et simplifier).</text:p>
        </text:list-item>
        <text:list-item>
          <text:p text:style-name="P13" loext:marker-style-name="T2">Rendre la base de données robuste à l’aide de tests automatisés (<text:span text:style-name="T12">Projet Etude de l’eau potable</text:span> : garantie de la qualité des données dans un datawarehouse dans BigQuery avec des tests unitaires dbt).</text:p>
        </text:list-item>
      </text:list>
      <text:p text:style-name="P14" loext:marker-style-name="T2"/>
      <text:p text:style-name="P14" loext:marker-style-name="T2"/>
      <text:p text:style-name="P8" loext:marker-style-name="T2">Pilier B : <text:span text:style-name="T16">Visualisation</text:span></text:p>
      <text:p text:style-name="P8" loext:marker-style-name="T2"/>
      <text:p text:style-name="P15" loext:marker-style-name="T7"><text:soft-page-break/>Besoin client : <text:span text:style-name="T8">Rendre les données accessibles </text:span><text:span text:style-name="T17">et utiles</text:span><text:span text:style-name="T8"> aux équipes d’analyse </text:span><text:span text:style-name="T17">afin d’assurer la compétitivité de l’entreprise.</text:span></text:p>
      <text:p text:style-name="P16" loext:marker-style-name="T7"/>
      <text:p text:style-name="P17" loext:marker-style-name="T7">Compétences <text:span text:style-name="T9">répondant aux besoins et expériences liées</text:span> :</text:p>
      <text:p text:style-name="P18" loext:marker-style-name="T7"/>
      <text:list text:continue-numbering="true" text:style-name="L1">
        <text:list-item>
          <text:p text:style-name="P19" loext:marker-style-name="T2">Préparer un projet de dashboard répondant aux besoins d’utilisateurs divers en formulant les user stories (<text:span text:style-name="T12">Projet Sanitorial </text:span>: trois types d’utilisateurs ayant besoin chacun d’une vue différente en fonction de leurs responsabilités)</text:p>
        </text:list-item>
        <text:list-item>
          <text:p text:style-name="P20" loext:marker-style-name="T18">Préparer en amont les <text:span text:style-name="T19">données qui doivent servir à un projet de dashboard afin d’assurer un modèle optimisé (</text:span><text:span text:style-name="T20">Projet Etude de l’eau potable </text:span><text:span text:style-name="T21">: </text:span><text:span text:style-name="T22">préparation du modèle en étoile dans BigQuery ; </text:span><text:span text:style-name="T23">Projet Knime Egalité F/H</text:span><text:span text:style-name="T22"> transformation des données continues en </text:span><text:span text:style-name="T24">données catégorielles pour les filtres </text:span><text:span text:style-name="T25">et graphiques</text:span><text:span text:style-name="T22">).</text:span></text:p>
        </text:list-item>
        <text:list-item>
          <text:p text:style-name="P21" loext:marker-style-name="T2">Créer des graphiques transformant les données en <text:span text:style-name="T26">outils d’aide à la décision (</text:span><text:span text:style-name="T27">Projet Etude de l’eau potable</text:span><text:span text:style-name="T26"> : identifier rapidement les pays les plus vulnérables).</text:span></text:p>
        </text:list-item>
        <text:list-item>
          <text:p text:style-name="P22" loext:marker-style-name="T2"><text:span text:style-name="T28">Montrer à un public comment utiliser la donnée dans un but stratégique</text:span> (<text:span text:style-name="T12">Projet Rapport Marketing :</text:span> expliquer la donnée, <text:span text:style-name="T28">apporter des conseils fondés sur la donnée</text:span>)</text:p>
        </text:list-item>
      </text:list>
      <text:p text:style-name="P16" loext:marker-style-name="T7"/>
      <text:p text:style-name="P8" loext:marker-style-name="T2"/>
      <text:p text:style-name="P23" loext:marker-style-name="T2">Pilier <text:span text:style-name="T11">C</text:span> : <text:span text:style-name="T28">Sécurité</text:span></text:p>
      <text:p text:style-name="P23" loext:marker-style-name="T2"/>
      <text:p text:style-name="P24" loext:marker-style-name="T7">Besoin client : <text:span text:style-name="T29">Assurer la sécurité sur tous les fronts que ce soit en anticipant les défaillances techniques du matériel ou en assurant la protection des données sensibles.</text:span></text:p>
      <text:p text:style-name="P25" loext:marker-style-name="T7"/>
      <text:p text:style-name="P17" loext:marker-style-name="T7">Compétences <text:span text:style-name="T9">répondant aux besoins et expériences liées</text:span> :</text:p>
      <text:p text:style-name="P26" loext:marker-style-name="T7"/>
      <text:list text:continue-numbering="true" text:style-name="L1">
        <text:list-item>
          <text:p text:style-name="P27" loext:marker-style-name="T2">Utiliser des tests statistiques afin de détecter au mieux les anomalies et de comprendre les relations entre la cause et le risque (<text:span text:style-name="T12">Projet Analyse des ventes d’une librairie :</text:span><text:span text:style-name="T30"> détection des outliers et analyse des corrélations).</text:span></text:p>
        </text:list-item>
        <text:list-item>
          <text:p text:style-name="P27" loext:marker-style-name="T18">Mettre en œuvre des solutions innovantes de détection d’anomalies comme le Machine Learning (<text:span text:style-name="T12">Projet Détection de faux billets</text:span><text:span text:style-name="T30">,</text:span> recherche et entraînement d’un modèle à fin d’identifier au mieux les faux billets, en limitant au maximum les faux négatifs et faux positifs).</text:p>
        </text:list-item>
        <text:list-item>
          <text:p text:style-name="P28" loext:marker-style-name="T2">Assurer l’anonymisation des données privées, et supprmer les données quand elles ne sont pas nécessaires, en respect des normes RGPD (<text:span text:style-name="T12">Projet Knime Egalisé F/H</text:span>, anomysation des noms et des dates de naissance, tri aléatoire des données).</text:p>
        </text:list-item>
        <text:list-item>
          <text:p text:style-name="P28" loext:marker-style-name="T2">Rendre les données accessibles aux équipes uniquement en fonction de leurs besoins<text:span text:style-name="T30">, par exemple avec des rôles ou des espaces protégés avec des mots de passe (</text:span><text:span text:style-name="T15">Projet Adeo</text:span><text:span text:style-name="T31"> : utilisation du RLS dans PBI pour des données financières).</text:span></text:p>
        </text:list-item>
      </text:list>
      <text:p text:style-name="P29" loext:marker-style-name="T2"/>
      <text:p text:style-name="P30" loext:marker-style-name="T2">Livrables de Gestion de Projet <text:span text:style-name="T32">demandés</text:span></text:p>
      <text:p text:style-name="P31" loext:marker-style-name="T2"/>
      <text:list text:style-name="L2">
        <text:list-item>
          <text:p text:style-name="P32" loext:marker-style-name="T2"><text:span text:style-name="T33">Analyse du besoin métier :</text:span><text:span text:style-name="T34"> Document structurant les défis d'Aéroworld.</text:span></text:p>
        </text:list-item>
        <text:list-item>
          <text:p text:style-name="P33" loext:marker-style-name="T2">Cahier des charges fonctionnel du projet portfolio</text:p>
        </text:list-item>
        <text:list-item>
          <text:p text:style-name="P34"><text:span text:style-name="T3">Diagramme de Gantt :</text:span> Planification des étapes de création du portfolio via Power BI/<text:span text:style-name="T35">Tableau.</text:span></text:p>
        </text:list-item>
        <text:list-item>
          <text:p text:style-name="P34"><text:span text:style-name="T3">Vidéo Loom :</text:span> Session de formation courte pour accompagner les utilisateurs sur la prise en main des outils <text:span text:style-name="T35">(8 minutes).</text:span></text:p>
        </text:list-item>
        <text:list-item>
          <text:p text:style-name="P34"><text:soft-page-break/><text:span text:style-name="T3">Documentation technique :</text:span> Procédures <text:span text:style-name="T35">de création d’un graphique d’analyse data.</text:span></text:p>
        </text:list-item>
        <text:list-item>
          <text:p text:style-name="P35">Tableau de bord de veille : <text:span text:style-name="T36">Avec deux parties : tests d’outils et tests de méthodes</text:span></text:p>
        </text:list-item>
        <text:list-item>
          <text:p text:style-name="P35">Tableau de bord du profil du candidat</text:p>
        </text:list-item>
        <text:list-item>
          <text:p text:style-name="P36"><text:span text:style-name="T37">Portfolio final sur GitHub</text:span> : Avec les projets en lien avec les compétences</text:p>
        </text:list-item>
      </text:list>
      <text:p text:style-name="P37" loext:marker-style-name="T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tserrat-Bold" svg:font-family="Montserrat-Bold" style:font-family-generic="roman" style:font-pitch="variable"/>
    <style:font-face style:name="Montserrat-Regular" svg:font-family="Montserrat-Regular" style:font-family-generic="roman"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08T16:22:38.935125700</meta:creation-date>
    <dc:date>2026-02-20T08:13:34.851859600</dc:date>
    <meta:editing-duration>PT2H13M47S</meta:editing-duration>
    <meta:editing-cycles>29</meta:editing-cycles>
    <meta:generator>LibreOffice/25.2.7.2$Windows_X86_64 LibreOffice_project/5cbfd1ab6520636bb5f7b99185aa69bd7456825d</meta:generator>
    <meta:document-statistic meta:table-count="0" meta:image-count="0" meta:object-count="0" meta:page-count="3" meta:paragraph-count="40" meta:word-count="774" meta:character-count="4958" meta:non-whitespace-character-count="4241"/>
  </office:meta>
</office:document-meta>
</file>